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48f8" officeooo:paragraph-rsid="001c48f8"/>
    </style:style>
    <style:style style:name="P2" style:family="paragraph" style:parent-style-name="Preformatted_20_Text">
      <style:text-properties officeooo:rsid="0020f058" officeooo:paragraph-rsid="0020f058"/>
    </style:style>
    <style:style style:name="P3" style:family="paragraph" style:parent-style-name="Preformatted_20_Text">
      <style:paragraph-properties fo:text-align="center" style:justify-single-word="false"/>
      <style:text-properties officeooo:rsid="0021b2f8" officeooo:paragraph-rsid="0021b2f8"/>
    </style:style>
    <style:style style:name="P4" style:family="paragraph" style:parent-style-name="Preformatted_20_Text" style:list-style-name="L2" style:master-page-name="">
      <style:paragraph-properties fo:margin-left="0.5in" fo:margin-right="0in" fo:margin-top="0in" fo:margin-bottom="0in" style:contextual-spacing="false" fo:text-indent="-0.4366in" style:auto-text-indent="false" style:page-number="auto"/>
      <style:text-properties officeooo:rsid="001c48f8" officeooo:paragraph-rsid="001c48f8"/>
    </style:style>
    <style:style style:name="P5" style:family="paragraph" style:parent-style-name="Preformatted_20_Text" style:list-style-name="L2">
      <style:paragraph-properties fo:margin-left="0.5in" fo:margin-right="0in" fo:margin-top="0in" fo:margin-bottom="0in" style:contextual-spacing="false" fo:text-indent="-0.4366in" style:auto-text-indent="false"/>
      <style:text-properties officeooo:rsid="001c48f8" officeooo:paragraph-rsid="001c48f8"/>
    </style:style>
    <style:style style:name="P6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c48f8"/>
    </style:style>
    <style:style style:name="P7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e4e71"/>
    </style:style>
    <style:style style:name="P8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e4e71"/>
    </style:style>
    <style:style style:name="P9" style:family="paragraph" style:parent-style-name="Preformatted_20_Text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e4e71"/>
    </style:style>
    <style:style style:name="P10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e4e71" officeooo:paragraph-rsid="001e4e71"/>
    </style:style>
    <style:style style:name="P11" style:family="paragraph" style:parent-style-name="Preformatted_20_Text">
      <style:paragraph-properties fo:margin-left="0.5in" fo:margin-right="0in" fo:margin-top="0in" fo:margin-bottom="0in" style:contextual-spacing="false" fo:text-align="start" style:justify-single-word="false" fo:text-indent="-0.4366in" style:auto-text-indent="false">
        <style:tab-stops/>
      </style:paragraph-properties>
      <style:text-properties officeooo:rsid="0022d95e" officeooo:paragraph-rsid="0023638e"/>
    </style:style>
    <style:style style:name="P12" style:family="paragraph" style:parent-style-name="Preformatted_20_Text" style:list-style-name="L4" style:master-page-name="">
      <style:paragraph-properties fo:margin-left="0.5in" fo:margin-right="0in" fo:margin-top="0in" fo:margin-bottom="0in" style:contextual-spacing="false" fo:text-indent="-0.4366in" style:auto-text-indent="false" style:page-number="auto">
        <style:tab-stops/>
      </style:paragraph-properties>
      <style:text-properties officeooo:rsid="001c48f8" officeooo:paragraph-rsid="001c48f8"/>
    </style:style>
    <style:style style:name="T1" style:family="text">
      <style:text-properties officeooo:rsid="001e4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 Schem</text:p>
      <text:p text:style-name="P2">Jason Etter</text:p>
      <text:p text:style-name="P2">Eric Trexel</text:p>
      <text:p text:style-name="P2"/>
      <text:p text:style-name="P3">Term Project Deliverable 1</text:p>
      <text:p text:style-name="P1"/>
      <text:p text:style-name="P1">Non-functional requirements</text:p>
      <text:p text:style-name="P1"/>
      <text:list xml:id="list9051712792315864459" text:style-name="L2">
        <text:list-item>
          <text:p text:style-name="P4">The software shall use client-server organization consisting of a client-side UI and a server-side game processor.</text:p>
        </text:list-item>
        <text:list-item>
          <text:p text:style-name="P5">The user-interface portion of the software shall be written in HTML and JavaScript.</text:p>
        </text:list-item>
        <text:list-item>
          <text:p text:style-name="P5">The UI shall be drawn with the help of the <text:span text:style-name="T1">P</text:span>haser library.</text:p>
        </text:list-item>
        <text:list-item>
          <text:p text:style-name="P5">The server portion of the software shall be written in <text:span text:style-name="T1">Object Orient JavaScript</text:span>.</text:p>
        </text:list-item>
        <text:list-item>
          <text:p text:style-name="P5">The game engine shall transmit state of the board to the AI through JSON HTTP post</text:p>
        </text:list-item>
        <text:list-item>
          <text:p text:style-name="P5">The game engine shall transmit state of the board to the UI through a JSON file</text:p>
        </text:list-item>
        <text:list-item>
          <text:p text:style-name="P5">The AIs shall respond to the game engine's JSON state with a move every time tick</text:p>
        </text:list-item>
      </text:list>
      <text:p text:style-name="P1"/>
      <text:p text:style-name="P1">Functional requirements</text:p>
      <text:p text:style-name="P1"/>
      <text:list xml:id="list3948856678342655995" text:style-name="L4">
        <text:list-item>
          <text:p text:style-name="P12">The blockhouse shall have a health of 3</text:p>
        </text:list-item>
        <text:list-item>
          <text:p text:style-name="P6">The tank shall have a health of 2</text:p>
        </text:list-item>
        <text:list-item>
          <text:p text:style-name="P6">The tank shall lose mobility upon 1 hit</text:p>
        </text:list-item>
        <text:list-item>
          <text:p text:style-name="P6">The tank shall be destroyed on 2 hits</text:p>
        </text:list-item>
        <text:list-item>
          <text:p text:style-name="P6">Smoke shall be reported upon a hit from an enemy at the square of the tank</text:p>
        </text:list-item>
        <text:list-item>
          <text:p text:style-name="P6">Mountains shall be impassable and translucent</text:p>
        </text:list-item>
        <text:list-item>
          <text:p text:style-name="P6">Lakes shall be impassible and transparent</text:p>
        </text:list-item>
        <text:list-item>
          <text:p text:style-name="P6">Planes shall be passable and transparent</text:p>
        </text:list-item>
        <text:list-item>
          <text:p text:style-name="P6">Tanks shall be able to shoot up to 100 squares away <text:span text:style-name="T1">and cause 1 damage</text:span></text:p>
        </text:list-item>
        <text:list-item>
          <text:p text:style-name="P6">Tanks shall cause up to 2 damage under 50 squares away</text:p>
        </text:list-item>
        <text:list-item>
          <text:p text:style-name="P6">There shall be 7 tanks for each team</text:p>
        </text:list-item>
        <text:list-item>
          <text:p text:style-name="P7">There shall be 1 blockhouse for each team</text:p>
        </text:list-item>
        <text:list-item>
          <text:p text:style-name="P7">The <text:span text:style-name="T1">game Engine shall accept any AI</text:span>, but must use JSON as a communication format.</text:p>
        </text:list-item>
      </text:list>
      <text:p text:style-name="P9"/>
      <text:p text:style-name="P9"/>
      <text:p text:style-name="P9"/>
      <text:p text:style-name="P11">URL to Source Control: <text:a xlink:type="simple" xlink:href="https://github.com/michaelschem/GISMO">https://github.com/michaelschem/GISM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1-11T16:37:28.561982828</dc:date>
    <meta:editing-duration>PT6M53S</meta:editing-duration>
    <meta:editing-cycles>5</meta:editing-cycles>
    <meta:document-statistic meta:table-count="0" meta:image-count="0" meta:object-count="0" meta:page-count="1" meta:paragraph-count="27" meta:word-count="264" meta:character-count="1422" meta:non-whitespace-character-count="1205"/>
  </office:meta>
</office:document-meta>
</file>